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99ff0" officeooo:paragraph-rsid="00199ff0"/>
    </style:style>
    <style:style style:name="P2" style:family="paragraph" style:parent-style-name="Standard">
      <style:paragraph-properties fo:text-align="center" style:justify-single-word="false"/>
      <style:text-properties fo:font-size="14pt" officeooo:rsid="00199ff0" officeooo:paragraph-rsid="00199ff0" style:font-size-asian="14pt" style:font-size-complex="14pt"/>
    </style:style>
    <style:style style:name="P3" style:family="paragraph" style:parent-style-name="Standard">
      <style:paragraph-properties fo:text-align="center" style:justify-single-word="false"/>
      <style:text-properties fo:font-size="18pt" officeooo:rsid="00199ff0" officeooo:paragraph-rsid="00199ff0" style:font-size-asian="18pt" style:font-size-complex="18pt"/>
    </style:style>
    <style:style style:name="P4" style:family="paragraph" style:parent-style-name="Standard">
      <style:paragraph-properties fo:text-align="center" style:justify-single-word="false"/>
      <style:text-properties fo:font-size="18pt" fo:font-weight="bold" officeooo:rsid="00199ff0" officeooo:paragraph-rsid="00199ff0"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8pt" fo:font-weight="bold" officeooo:rsid="001b3748" officeooo:paragraph-rsid="001b3748" style:font-size-asian="18pt" style:font-weight-asian="bold" style:font-size-complex="18pt" style:font-weight-complex="bold"/>
    </style:style>
    <style:style style:name="P6" style:family="paragraph" style:parent-style-name="Standard">
      <style:paragraph-properties fo:text-align="justify" style:justify-single-word="false"/>
      <style:text-properties fo:font-size="18pt" fo:font-weight="bold" officeooo:rsid="00213f8f" officeooo:paragraph-rsid="00213f8f" style:font-size-asian="18pt" style:font-weight-asian="bold" style:font-size-complex="18pt" style:font-weight-complex="bold"/>
    </style:style>
    <style:style style:name="P7" style:family="paragraph" style:parent-style-name="Standard">
      <style:paragraph-properties fo:text-align="justify" style:justify-single-word="false"/>
      <style:text-properties fo:font-size="18pt" fo:font-weight="normal" officeooo:rsid="001c6780" officeooo:paragraph-rsid="001c6780" style:font-size-asian="18pt" style:font-weight-asian="normal" style:font-size-complex="18pt" style:font-weight-complex="normal"/>
    </style:style>
    <style:style style:name="P8" style:family="paragraph" style:parent-style-name="Standard">
      <style:paragraph-properties fo:text-align="justify" style:justify-single-word="false"/>
      <style:text-properties fo:font-size="18pt" fo:font-weight="normal" officeooo:rsid="001e2fe3" officeooo:paragraph-rsid="001f79ea" style:font-size-asian="18pt" style:font-weight-asian="normal" style:font-size-complex="18pt" style:font-weight-complex="normal"/>
    </style:style>
    <style:style style:name="P9" style:family="paragraph" style:parent-style-name="Standard">
      <style:paragraph-properties fo:text-align="justify" style:justify-single-word="false"/>
      <style:text-properties fo:font-size="18pt" fo:font-weight="normal" officeooo:rsid="001f79ea" officeooo:paragraph-rsid="001f79ea" style:font-size-asian="18pt" style:font-weight-asian="normal" style:font-size-complex="18pt" style:font-weight-complex="normal"/>
    </style:style>
    <style:style style:name="P10" style:family="paragraph" style:parent-style-name="Standard">
      <style:paragraph-properties fo:text-align="justify" style:justify-single-word="false"/>
      <style:text-properties fo:font-size="18pt" fo:font-weight="normal" officeooo:rsid="001f8e16" officeooo:paragraph-rsid="001f8e16" style:font-size-asian="18pt" style:font-weight-asian="normal" style:font-size-complex="18pt" style:font-weight-complex="normal"/>
    </style:style>
    <style:style style:name="P11" style:family="paragraph" style:parent-style-name="Standard">
      <style:paragraph-properties fo:text-align="justify" style:justify-single-word="false"/>
      <style:text-properties fo:font-size="18pt" fo:font-weight="normal" officeooo:rsid="00213f8f" officeooo:paragraph-rsid="00213f8f"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2pt" officeooo:rsid="00199ff0" officeooo:paragraph-rsid="00199ff0" style:font-size-asian="10.5pt" style:font-size-complex="12pt"/>
    </style:style>
    <style:style style:name="P13" style:family="paragraph" style:parent-style-name="Standard">
      <style:paragraph-properties fo:text-align="justify" style:justify-single-word="false"/>
      <style:text-properties fo:font-size="20pt" fo:font-weight="bold" officeooo:rsid="001e2fe3" officeooo:paragraph-rsid="001e2fe3" style:font-size-asian="20pt" style:font-weight-asian="bold" style:font-size-complex="20pt" style:font-weight-complex="bold"/>
    </style:style>
    <style:style style:name="P14" style:family="paragraph" style:parent-style-name="Standard">
      <style:paragraph-properties fo:text-align="justify" style:justify-single-word="false"/>
      <style:text-properties fo:font-size="20pt" fo:font-weight="bold" officeooo:rsid="001f79ea" officeooo:paragraph-rsid="001f79ea" style:font-size-asian="20pt" style:font-weight-asian="bold" style:font-size-complex="20pt" style:font-weight-complex="bold"/>
    </style:style>
    <style:style style:name="P15" style:family="paragraph" style:parent-style-name="Standard">
      <style:paragraph-properties fo:text-align="justify" style:justify-single-word="false"/>
      <style:text-properties fo:font-size="20pt" fo:font-weight="bold" officeooo:rsid="001f8e16" officeooo:paragraph-rsid="001f8e16"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20pt" fo:font-weight="bold" officeooo:rsid="00213f8f" officeooo:paragraph-rsid="00213f8f" style:font-size-asian="20pt" style:font-weight-asian="bold" style:font-size-complex="20pt" style:font-weight-complex="bold"/>
    </style:style>
    <style:style style:name="P17" style:family="paragraph" style:parent-style-name="Standard">
      <style:paragraph-properties fo:text-align="justify" style:justify-single-word="false"/>
      <style:text-properties fo:font-size="16pt" fo:font-weight="normal" officeooo:rsid="001c6780" officeooo:paragraph-rsid="001c6780"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rsid="001e2fe3" officeooo:paragraph-rsid="001f79ea"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1f79ea" officeooo:paragraph-rsid="001f79ea"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24pt" fo:font-weight="bold" officeooo:rsid="001b3748" officeooo:paragraph-rsid="001b3748" style:font-size-asian="24pt" style:font-weight-asian="bold" style:font-size-complex="24pt" style:font-weight-complex="bold"/>
    </style:style>
    <style:style style:name="P21" style:family="paragraph" style:parent-style-name="Standard">
      <style:paragraph-properties fo:text-align="justify" style:justify-single-word="false"/>
      <style:text-properties fo:font-size="24pt" fo:font-weight="bold" officeooo:rsid="001e2fe3" officeooo:paragraph-rsid="001e2fe3" style:font-size-asian="24pt" style:font-weight-asian="bold" style:font-size-complex="24pt" style:font-weight-complex="bold"/>
    </style:style>
    <style:style style:name="P22" style:family="paragraph" style:parent-style-name="Standard">
      <style:paragraph-properties fo:text-align="justify" style:justify-single-word="false"/>
      <style:text-properties fo:font-size="24pt" fo:font-weight="bold" officeooo:rsid="00213f8f" officeooo:paragraph-rsid="00213f8f" style:font-size-asian="24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199ff0" officeooo:paragraph-rsid="00199ff0" style:font-size-asian="24pt" style:font-weight-asian="bold" style:font-size-complex="24pt" style:font-weight-complex="bold"/>
    </style:style>
    <style:style style:name="P24" style:family="paragraph" style:parent-style-name="Standard">
      <style:paragraph-properties fo:text-align="start" style:justify-single-word="false"/>
      <style:text-properties fo:font-size="15pt" officeooo:rsid="00199ff0" officeooo:paragraph-rsid="00199ff0" style:font-size-asian="15pt" style:font-size-complex="15pt"/>
    </style:style>
    <style:style style:name="P25" style:family="paragraph" style:parent-style-name="Standard">
      <style:paragraph-properties fo:text-align="start" style:justify-single-word="false"/>
      <style:text-properties fo:font-size="15pt" officeooo:rsid="00213f8f" officeooo:paragraph-rsid="00213f8f" style:font-size-asian="15pt" style:font-size-complex="15pt"/>
    </style:style>
    <style:style style:name="P26" style:family="paragraph" style:parent-style-name="Standard">
      <style:paragraph-properties fo:text-align="justify" style:justify-single-word="false"/>
      <style:text-properties fo:font-size="18pt" fo:font-style="normal" fo:font-weight="normal" officeooo:rsid="001f8e16" officeooo:paragraph-rsid="001f8e16"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justify" style:justify-single-word="false"/>
      <style:text-properties fo:font-size="18pt" fo:font-style="normal" fo:font-weight="normal" officeooo:rsid="00248683" officeooo:paragraph-rsid="00248683"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justify" style:justify-single-word="false"/>
      <style:text-properties fo:font-size="18pt" fo:font-weight="normal" officeooo:rsid="0021b980" officeooo:paragraph-rsid="0021b980" style:font-size-asian="18pt" style:font-weight-asian="normal" style:font-size-complex="18pt" style:font-weight-complex="normal"/>
    </style:style>
    <style:style style:name="P29" style:family="paragraph" style:parent-style-name="Standard">
      <style:paragraph-properties fo:text-align="justify" style:justify-single-word="false"/>
      <style:text-properties fo:font-size="18pt" fo:font-weight="normal" officeooo:rsid="0022dcb4" officeooo:paragraph-rsid="0022dcb4" style:font-size-asian="18pt" style:font-weight-asian="normal" style:font-size-complex="18pt" style:font-weight-complex="normal"/>
    </style:style>
    <style:style style:name="P30" style:family="paragraph" style:parent-style-name="Standard">
      <style:paragraph-properties fo:text-align="justify" style:justify-single-word="false"/>
      <style:text-properties fo:font-size="18pt" fo:font-weight="normal" officeooo:rsid="001c6780" officeooo:paragraph-rsid="001c6780" style:font-size-asian="18pt" style:font-weight-asian="normal" style:font-size-complex="18pt" style:font-weight-complex="normal"/>
    </style:style>
    <style:style style:name="P31" style:family="paragraph" style:parent-style-name="Standard">
      <style:paragraph-properties fo:text-align="justify" style:justify-single-word="false"/>
      <style:text-properties fo:font-size="18pt" fo:font-weight="normal" officeooo:rsid="001f79ea" officeooo:paragraph-rsid="001f79ea" style:font-size-asian="18pt" style:font-weight-asian="normal" style:font-size-complex="18pt" style:font-weight-complex="normal"/>
    </style:style>
    <style:style style:name="P32" style:family="paragraph" style:parent-style-name="Standard">
      <style:paragraph-properties fo:text-align="justify" style:justify-single-word="false"/>
      <style:text-properties fo:font-size="18pt" fo:font-weight="normal" officeooo:rsid="00248683" officeooo:paragraph-rsid="00248683" style:font-size-asian="18pt" style:font-weight-asian="normal" style:font-size-complex="18pt" style:font-weight-complex="normal"/>
    </style:style>
    <style:style style:name="P33" style:family="paragraph" style:parent-style-name="Standard">
      <style:paragraph-properties fo:text-align="center" style:justify-single-word="false"/>
      <style:text-properties fo:font-size="18pt" officeooo:rsid="00199ff0" officeooo:paragraph-rsid="00199ff0" style:font-size-asian="18pt" style:font-size-complex="18pt"/>
    </style:style>
    <style:style style:name="P34" style:family="paragraph" style:parent-style-name="Standard">
      <style:paragraph-properties fo:text-align="start" style:justify-single-word="false"/>
      <style:text-properties fo:font-size="18pt" officeooo:rsid="00199ff0" officeooo:paragraph-rsid="00213f8f" style:font-size-asian="18pt" style:font-size-complex="18pt"/>
    </style:style>
    <style:style style:name="P35" style:family="paragraph" style:parent-style-name="Standard">
      <style:paragraph-properties fo:text-align="justify" style:justify-single-word="false"/>
      <style:text-properties fo:font-size="20pt" fo:font-weight="bold" officeooo:rsid="00213f8f" officeooo:paragraph-rsid="00213f8f" style:font-size-asian="20pt" style:font-weight-asian="bold" style:font-size-complex="20pt" style:font-weight-complex="bold"/>
    </style:style>
    <style:style style:name="P36" style:family="paragraph" style:parent-style-name="Standard">
      <style:paragraph-properties fo:text-align="justify" style:justify-single-word="false"/>
      <style:text-properties fo:font-size="20pt" fo:font-weight="bold" officeooo:rsid="0022dcb4" officeooo:paragraph-rsid="0022dcb4" style:font-size-asian="20pt" style:font-weight-asian="bold" style:font-size-complex="20pt" style:font-weight-complex="bold"/>
    </style:style>
    <style:style style:name="P37" style:family="paragraph" style:parent-style-name="Standard">
      <style:paragraph-properties fo:text-align="justify" style:justify-single-word="false"/>
      <style:text-properties fo:font-size="20pt" fo:font-weight="normal" officeooo:rsid="001e2fe3" officeooo:paragraph-rsid="0022dcb4" style:font-size-asian="20pt" style:font-weight-asian="normal" style:font-size-complex="20pt" style:font-weight-complex="normal"/>
    </style:style>
    <style:style style:name="P38" style:family="paragraph" style:parent-style-name="Standard">
      <style:paragraph-properties fo:text-align="justify" style:justify-single-word="false"/>
      <style:text-properties fo:font-size="20pt" fo:font-weight="normal" officeooo:rsid="001f79ea" officeooo:paragraph-rsid="0022dcb4" style:font-size-asian="20pt" style:font-weight-asian="normal" style:font-size-complex="20pt" style:font-weight-complex="normal"/>
    </style:style>
    <style:style style:name="P39" style:family="paragraph" style:parent-style-name="Standard">
      <style:paragraph-properties fo:text-align="justify" style:justify-single-word="false"/>
      <style:text-properties fo:font-size="20pt" fo:font-weight="normal" officeooo:rsid="001f8e16" officeooo:paragraph-rsid="0022dcb4" style:font-size-asian="20pt" style:font-weight-asian="normal" style:font-size-complex="20pt" style:font-weight-complex="normal"/>
    </style:style>
    <style:style style:name="P40" style:family="paragraph" style:parent-style-name="Standard">
      <style:paragraph-properties fo:text-align="justify" style:justify-single-word="false"/>
      <style:text-properties fo:font-size="20pt" fo:font-weight="normal" officeooo:rsid="00213f8f" officeooo:paragraph-rsid="0022dcb4" style:font-size-asian="20pt" style:font-weight-asian="normal" style:font-size-complex="20pt" style:font-weight-complex="normal"/>
    </style:style>
    <style:style style:name="P41" style:family="paragraph" style:parent-style-name="Standard">
      <style:paragraph-properties fo:text-align="justify" style:justify-single-word="false"/>
      <style:text-properties fo:font-size="20pt" fo:font-weight="normal" officeooo:rsid="0022dcb4" officeooo:paragraph-rsid="0022dcb4" style:font-size-asian="20pt" style:font-weight-asian="normal" style:font-size-complex="20pt" style:font-weight-complex="normal"/>
    </style:style>
    <style:style style:name="P42" style:family="paragraph" style:parent-style-name="Standard">
      <style:paragraph-properties fo:text-align="justify" style:justify-single-word="false"/>
      <style:text-properties fo:font-size="24pt" fo:font-weight="bold" officeooo:rsid="0022dcb4" officeooo:paragraph-rsid="0022dcb4" style:font-size-asian="24pt" style:font-weight-asian="bold" style:font-size-complex="24pt" style:font-weight-complex="bold"/>
    </style:style>
    <style:style style:name="P43" style:family="paragraph" style:parent-style-name="Standard">
      <style:paragraph-properties fo:text-align="justify" style:justify-single-word="false"/>
      <style:text-properties fo:font-size="24pt" fo:font-weight="bold" officeooo:rsid="001b3748" officeooo:paragraph-rsid="0022dcb4" style:font-size-asian="24pt" style:font-weight-asian="bold" style:font-size-complex="24pt" style:font-weight-complex="bold"/>
    </style:style>
    <style:style style:name="P44" style:family="paragraph" style:parent-style-name="Standard">
      <style:paragraph-properties fo:text-align="justify" style:justify-single-word="false"/>
      <style:text-properties fo:font-size="24pt" fo:font-weight="bold" officeooo:rsid="001b3748" officeooo:paragraph-rsid="001b3748" style:font-size-asian="24pt" style:font-weight-asian="bold" style:font-size-complex="24pt" style:font-weight-complex="bold"/>
    </style:style>
    <style:style style:name="P45" style:family="paragraph" style:parent-style-name="Standard">
      <style:paragraph-properties fo:text-align="justify" style:justify-single-word="false"/>
      <style:text-properties fo:font-size="24pt" fo:font-weight="bold" officeooo:rsid="001e2fe3" officeooo:paragraph-rsid="001e2fe3" style:font-size-asian="24pt" style:font-weight-asian="bold" style:font-size-complex="24pt" style:font-weight-complex="bold"/>
    </style:style>
    <style:style style:name="P46" style:family="paragraph" style:parent-style-name="Standard">
      <style:paragraph-properties fo:text-align="justify" style:justify-single-word="false"/>
      <style:text-properties fo:font-size="24pt" fo:font-weight="bold" officeooo:rsid="001e2fe3" officeooo:paragraph-rsid="0022dcb4" style:font-size-asian="24pt" style:font-weight-asian="bold" style:font-size-complex="24pt" style:font-weight-complex="bold"/>
    </style:style>
    <style:style style:name="P47" style:family="paragraph" style:parent-style-name="Standard">
      <style:paragraph-properties fo:text-align="justify" style:justify-single-word="false"/>
      <style:text-properties fo:font-size="24pt" fo:font-weight="bold" officeooo:rsid="00213f8f" officeooo:paragraph-rsid="0022dcb4" style:font-size-asian="24pt" style:font-weight-asian="bold" style:font-size-complex="24pt" style:font-weight-complex="bold"/>
    </style:style>
    <style:style style:name="P48" style:family="paragraph" style:parent-style-name="Standard">
      <style:paragraph-properties fo:text-align="justify" style:justify-single-word="false"/>
      <style:text-properties fo:font-size="24pt" fo:font-weight="bold" officeooo:rsid="00213f8f" officeooo:paragraph-rsid="00213f8f" style:font-size-asian="24pt" style:font-weight-asian="bold" style:font-size-complex="24pt" style:font-weight-complex="bold"/>
    </style:style>
    <style:style style:name="P49" style:family="paragraph" style:parent-style-name="Standard">
      <style:paragraph-properties fo:text-align="justify" style:justify-single-word="false"/>
      <style:text-properties fo:color="#cccccc" fo:font-size="18pt" fo:font-weight="bold" officeooo:rsid="00213f8f" officeooo:paragraph-rsid="00213f8f"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f79ea"/>
    </style:style>
    <style:style style:name="T4" style:family="text">
      <style:text-properties fo:font-style="normal" style:font-style-asian="normal" style:font-style-complex="normal"/>
    </style:style>
    <style:style style:name="T5" style:family="text">
      <style:text-properties fo:font-style="normal" officeooo:rsid="0021b980" style:font-style-asian="normal" style:font-style-complex="normal"/>
    </style:style>
    <style:style style:name="T6" style:family="text">
      <style:text-properties officeooo:rsid="00213f8f"/>
    </style:style>
    <style:style style:name="T7" style:family="text">
      <style:text-properties fo:font-variant="normal" fo:text-transform="none" fo:color="#000000" style:text-line-through-style="none" style:text-line-through-type="none" style:font-name="Calibri" fo:font-style="normal" style:text-underline-style="none" fo:font-weight="normal" style:text-blinking="false" fo:background-color="transparent" loext:char-shading-value="0"/>
    </style:style>
    <style:style style:name="T8" style:family="text">
      <style:text-properties fo:font-size="18pt" style:font-size-asian="18pt" style:font-size-complex="18pt"/>
    </style:style>
    <style:style style:name="T9" style:family="text">
      <style:text-properties fo:font-size="18pt" fo:font-weight="normal" style:font-size-asian="15.75pt" style:font-weight-asian="normal" style:font-size-complex="18pt" style:font-weight-complex="normal"/>
    </style:style>
    <style:style style:name="T10" style:family="text">
      <style:text-properties officeooo:rsid="00226100"/>
    </style:style>
    <style:style style:name="T11" style:family="text">
      <style:text-properties style:font-size-asian="15.75pt"/>
    </style:style>
    <style:style style:name="T12" style:family="text">
      <style:text-properties fo:color="#cccccc" fo:font-style="normal" style:font-style-asian="normal" style:font-style-complex="normal"/>
    </style:style>
    <style:style style:name="T13" style:family="text">
      <style:text-properties fo:color="#999999" fo:font-style="normal" style:font-style-asian="normal" style:font-style-complex="normal"/>
    </style:style>
    <style:style style:name="T14" style:family="text">
      <style:text-properties fo:color="#808080" fo:font-style="normal" style:font-style-asian="normal" style:font-style-complex="normal"/>
    </style:style>
    <style:style style:name="T15" style:family="text">
      <style:text-properties fo:color="#666666" fo:font-style="normal" style:font-style-asian="normal" style:font-style-complex="normal"/>
    </style:style>
    <style:style style:name="T16" style:family="text">
      <style:text-properties fo:color="#333333"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МАТЕМАТИЧКИ ФАКУЛТЕТ</text:p>
      <text:p text:style-name="P2">УНИВЕРЗИТЕТ У БЕОГРАДУ</text:p>
      <text:p text:style-name="P1"/>
      <text:p text:style-name="P1"/>
      <text:p text:style-name="P2"/>
      <text:p text:style-name="P2"/>
      <text:p text:style-name="P2"/>
      <text:p text:style-name="P2"/>
      <text:p text:style-name="P2"/>
      <text:p text:style-name="P2"/>
      <text:p text:style-name="P2">СЕМИНАРСКИ РАД ИЗ РАЧУНАРСКЕ ИНТЕЛИГЕНЦИЈЕ</text:p>
      <text:p text:style-name="P1"/>
      <text:p text:style-name="P1"/>
      <text:p text:style-name="P23">РАЗВИЈАЊЕ ХИБРИДНОГ СИСТЕМА КОЈИ КОМБИНУЈЕ ФАЗИ ЛОГИКУ И ДУБОКО УЧЕЊЕ ЗА ЗАДАТКЕ КЛАСИФИКАЦИЈЕ СЛИКА</text:p>
      <text:p text:style-name="P3"/>
      <text:p text:style-name="P12"/>
      <text:p text:style-name="P12"/>
      <text:p text:style-name="P12"/>
      <text:p text:style-name="P12"/>
      <text:p text:style-name="P12"/>
      <text:p text:style-name="P12"/>
      <text:p text:style-name="P12"/>
      <text:p text:style-name="P12"/>
      <text:p text:style-name="P12"/>
      <text:p text:style-name="P12"/>
      <text:p text:style-name="P24"/>
      <text:p text:style-name="P24"><text:s text:c="7"/>Професор: <text:s text:c="25"/><text:tab/><text:tab/><text:tab/><text:tab/><text:tab/><text:span text:style-name="T6">Студенти:</text:span></text:p>
      <text:p text:style-name="P25">Александар Картељ <text:s text:c="42"/>Емилија Стевановић 100/2019</text:p>
      <text:p text:style-name="P25"><text:s text:c="82"/>Ана Величковић 170/2019 <text:s text:c="2"/></text:p>
      <text:p text:style-name="P25"><text:s text:c="7"/>Асистенти: <text:s text:c="55"/></text:p>
      <text:p text:style-name="P25"><text:s/>Стефан Капунац</text:p>
      <text:p text:style-name="P25"><text:s text:c="3"/>Денис Аличић</text:p>
      <text:p text:style-name="P25"/>
      <text:p text:style-name="P34"/>
      <text:p text:style-name="P3"/>
      <text:p text:style-name="P4">Београд, јун, 2023.</text:p>
      <text:p text:style-name="P42"><text:soft-page-break/>Садржај</text:p>
      <text:p text:style-name="P42"/>
      <text:p text:style-name="P43">1 Увод</text:p>
      <text:p text:style-name="P43"/>
      <text:p text:style-name="P46">2 Модел</text:p>
      <text:p text:style-name="P37">2.1. Језик, пакети и подаци</text:p>
      <text:p text:style-name="P38">2.2. Обрада података</text:p>
      <text:p text:style-name="P39">2.3.Дубоко учење</text:p>
      <text:p text:style-name="P40">2.4.Фази логика</text:p>
      <text:p text:style-name="P41">2.5. Хибридни систем</text:p>
      <text:p text:style-name="P41"/>
      <text:p text:style-name="P47">3. Резултати</text:p>
      <text:p text:style-name="P40">3.1. Бирање рандом слика</text:p>
      <text:p text:style-name="P40">3.2. тачност код дубоког учења</text:p>
      <text:p text:style-name="P40">3.3.хибридни систем</text:p>
      <text:p text:style-name="P40"/>
      <text:p text:style-name="P47">4.Закључак</text:p>
      <text:p text:style-name="P47"/>
      <text:p text:style-name="P47">5.Литература</text:p>
      <text:p text:style-name="P4"/>
      <text:p text:style-name="P4"/>
      <text:p text:style-name="P4"/>
      <text:p text:style-name="P4"/>
      <text:p text:style-name="P4"/>
      <text:p text:style-name="P4"/>
      <text:p text:style-name="P4"/>
      <text:p text:style-name="P4"/>
      <text:p text:style-name="P4"/>
      <text:p text:style-name="P4"/>
      <text:p text:style-name="P20"><text:soft-page-break/></text:p>
      <text:p text:style-name="P20">1 Увод </text:p>
      <text:p text:style-name="P7">У овом семинарском раду истражујемо развој хибридног система који комбинује фазну логику и дубоко учење за задатке класификације слика. Класификација слика представља изазовно подручје истраживања, а комбинација ових техника пружа могућност да се искористе предности оба приступа. У наставку рада ћемо пружити преглед поступка развоја хибридног система, од прикупљања и припреме података, преко обуке фаза логичког модела и дубоког учења, до евалуације перформанси система. </text:p>
      <text:p text:style-name="P7"/>
      <text:p text:style-name="P17"/>
      <text:p text:style-name="P21">2 Модел</text:p>
      <text:p text:style-name="P21"/>
      <text:p text:style-name="P13">2.1. Језик, пакети и подаци</text:p>
      <text:p text:style-name="P8">За решавање овог проблема коришћен је програмски језик <text:span text:style-name="T2">Python</text:span>, a библиотеке које су коришћене су: tensorflow, numpy, matplotlib, statistics, enum и random. Систем је тестиран над скупом података: fashion MNIST. То је скуп података који се често користи у домену машинског учења. Састоји се од 70000 слика у црној-белој резолуцији поделјених у 10 различитих категорија одеће и модних додатака. Свака слика представља појединачни комад одеће, као што су мајице, сукње, панталоне, патике, торбе итд. Овај скуп података је популаран зато што пружа изазов за развој алгоритама класификације слика, али је мање комплексан од класичног MNIST скупа података који садржи слике руком писаних цифара. <text:span text:style-name="T3">Fashion MNIST је јавно доступан скуп података и може се преузети са различитих извора, укључујући TensorFlow и Keras библиотеке.</text:span></text:p>
      <text:p text:style-name="P18"/>
      <text:p text:style-name="P14"><text:soft-page-break/>2.2. Обрада података</text:p>
      <text:p text:style-name="P9">Пре било каквог извршавања алгоритама класификације слика над неким скупом података, потребно је извршити анализу и претпроцесирање података како би се обезбедила квалитетна припрема скупа података за обуку модела. Овај процес укључује следеће кораке: </text:p>
      <text:p text:style-name="P19"><text:s text:c="8"/><text:tab/><text:span text:style-name="T8">1. Прикупљање и припрема података: податке је потребно преузети са одговарајућег извора, врши се припрема података, што може укључити дељење скупа података на тренинг, валидацију и тест податке. </text:span></text:p>
      <text:p text:style-name="P9"><text:tab/>2. Анализа података: први корак је разумевање структура и карактеристика података у <text:s/>Fashion MNIST скупу. То укључује прегледање узорака слика из различитих категорија, анализирање димензија скупа, као и самих слика.</text:p>
      <text:p text:style-name="P9"><text:tab/>3. Препроцесирање података: као последњи корак припреме јесте препроцесирање где је потребно да податке пребацимо у одговарајући указну форму за обуку модела. Ово укључује нормализацију или стандардизацију података пискела слика, смањење шума, уклањање непотребних атрибута, разних други конверзија.</text:p>
      <text:p text:style-name="P9"/>
      <text:p text:style-name="P9"/>
      <text:p text:style-name="P15">2.3.Дубоко учење</text:p>
      <text:p text:style-name="P10">Након обраде података, потребно је креирати модел. Модел се састоји од више слојева, једног улазног, једног излазног слоја и једног међуслоја. Користили смо методу Sequential како би креирали инстанцу модела која представља секвенцијални модел неуронске мреже, где додајемо слоје један за другим. Како би олакшали рад слике смо иж формата (28x28 дим) прво поравнали у вектор (784 дим). То смо радили преко методе Flatten. <text:s/>За међуслој смо користили потпуно повезани слој, а активациону функцију коју смо користили је <text:span text:style-name="T1">relu</text:span>, која даје на нелинеарности излаза. Као излазни слој смо користили <text:soft-page-break/>исти слој као и у претходном, али смо сад искористили уместо relu другу активациону функцију, <text:span text:style-name="T1">softmax, </text:span><text:span text:style-name="T4">јер смо у последњем слоју користили 10 неурона, који служе за излазне категорије, тј. 10 различитих класа одеће у датом скупу података. Ова активациона функција се користи за претварање излазних вредности у вероватноћу за сваку класу. Након формирања модела, компајлирамо модел са одговарајућим параметрима. </text:span><text:span text:style-name="T5">Користили смо адам као оптимизатор</text:span><text:span text:style-name="T4">, а </text:span><text:span text:style-name="T5">за </text:span><text:span text:style-name="T4"><text:s/>фунцкиј</text:span><text:span text:style-name="T5">а</text:span><text:span text:style-name="T4"> губитка категоричку кросентропију, јер се користи за мултикласну класификацију, када су лабеле представњене као целобројни индекси. Метрику коју смо користили јесте тачност, за праћење квалитета самог модела. Након овог корака модел је спреман за обуку на датом скупу и тада се врши обучавање преко fit функције. Потребно је проверити колико је обучени модел добар. Излазне податке из датог модела искористићемо за улазне податке за фази логику.</text:span></text:p>
      <text:p text:style-name="P26"/>
      <text:p text:style-name="P26"/>
      <text:p text:style-name="P16">2.4.Фази логика</text:p>
      <text:p text:style-name="P28">У претходном поглављу смо приказали како смо направили модел којим смо добили излазне податке, а које ћемо <text:s/>искористити за <text:span text:style-name="T11">улазне</text:span> податке у расплинутим системима. <text:span text:style-name="T10">Дешава се процес фазификације, тј. улазни подаци се преводе у фази репрезентацију. Као улазне податке смо користили време и формалност и на основу њих смо одредили који одевни предмет може да се носи и у којој продавници да се купи. Време смо поделили на три категорије: топло, умерено и хладно, формалност смо исто поделили на три категорије: формално, умерено и неформално. На основу датих правила које смо применили над улазним подацима, добили смо излазне податке које имају вредност имена продавница. Потребно је над излазним подацима извршити дефазификацију. </text:span></text:p>
      <text:p text:style-name="P29"><text:soft-page-break/></text:p>
      <text:p text:style-name="P36">2.5. Хибридни систем</text:p>
      <text:p text:style-name="P36"><text:span text:style-name="T9">Дати проблем смо решили коричћењем хибридног система, тако што смо над улазним подацима тестирали модел, а излаз из тих података смо користили као улаз у фази логику, где смо податке прилагодили фази логици користећи две карактеристике које су наведене у претходном поглављу.</text:span></text:p>
      <text:p text:style-name="P29"/>
      <text:p text:style-name="P11"/>
      <text:p text:style-name="P22">3. Резултати</text:p>
      <text:p text:style-name="P22"/>
      <text:p text:style-name="P16">3.1. Бирање рандом слика</text:p>
      <text:p text:style-name="P16">3.2. тачност код дубоког учења</text:p>
      <text:p text:style-name="P16">3.3.хибридни систем</text:p>
      <text:p text:style-name="P5"/>
      <text:p text:style-name="P22">4.Закључак</text:p>
      <text:p text:style-name="P6">//<text:span text:style-name="T7">treba da sadrži kritički osvrt na sve što je urađeno i eventualne pravce daljeg unapređivanja. </text:span></text:p>
      <text:p text:style-name="P6"/>
      <text:p text:style-name="P49"/>
      <text:p text:style-name="P22">5.Литература</text:p>
      <text:p text:style-name="P32"><text:span text:style-name="T16">[1]</text:span><text:span text:style-name="T14"> </text:span><text:a xlink:type="simple" xlink:href="https://github.com/MATF-RI" text:style-name="Internet_20_link" text:visited-style-name="Visited_20_Internet_20_Link"><text:span text:style-name="T4">https://github.com/MATF-RI</text:span></text:a></text:p>
      <text:p text:style-name="P32"><text:span text:style-name="T16">[2]</text:span><text:span text:style-name="T4"> </text:span><text:a xlink:type="simple" xlink:href="https://github.com/matfvi" text:style-name="Internet_20_link" text:visited-style-name="Visited_20_Internet_20_Link"><text:span text:style-name="T4">https://github.com/matfvi</text:span></text:a></text:p>
      <text:p text:style-name="P2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size="22pt" officeooo:rsid="0022dcb4" style:font-size-asian="22pt" style:font-size-complex="22pt"/>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style:register-true="tru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style:register-true="tru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shadow="none" fo:background-color="transparent" style:register-truth-ref-style-name="Numbering_20_2_20_Star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2T18:33:44.274657179</meta:creation-date>
    <dc:date>2023-06-12T23:50:05.101266376</dc:date>
    <meta:editing-duration>PT24M24S</meta:editing-duration>
    <meta:editing-cycles>2</meta:editing-cycles>
    <meta:generator>LibreOffice/6.0.7.3$Linux_X86_64 LibreOffice_project/00m0$Build-3</meta:generator>
    <meta:document-statistic meta:table-count="0" meta:image-count="0" meta:object-count="0" meta:page-count="6" meta:paragraph-count="51" meta:word-count="823" meta:character-count="5922" meta:non-whitespace-character-count="4898"/>
  </office:meta>
</office:document-meta>
</file>